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6.3715in" fo:margin-left="0.0111in" fo:margin-right="0.3097in" table:align="margins"/>
    </style:style>
    <style:style style:name="Table1.A" style:family="table-column">
      <style:table-column-properties style:column-width="1.4424in" style:rel-column-width="14837*"/>
    </style:style>
    <style:style style:name="Table1.B" style:family="table-column">
      <style:table-column-properties style:column-width="1.7618in" style:rel-column-width="18123*"/>
    </style:style>
    <style:style style:name="Table1.C" style:family="table-column">
      <style:table-column-properties style:column-width="3.1674in" style:rel-column-width="32575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3715in" fo:margin-left="0.0111in" fo:margin-right="0.3097in" table:align="margins"/>
    </style:style>
    <style:style style:name="Table2.A" style:family="table-column">
      <style:table-column-properties style:column-width="1.4424in" style:rel-column-width="14837*"/>
    </style:style>
    <style:style style:name="Table2.B" style:family="table-column">
      <style:table-column-properties style:column-width="1.7618in" style:rel-column-width="18123*"/>
    </style:style>
    <style:style style:name="Table2.C" style:family="table-column">
      <style:table-column-properties style:column-width="3.1674in" style:rel-column-width="32575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715in" fo:margin-left="0.0111in" fo:margin-right="0.3097in" table:align="margins"/>
    </style:style>
    <style:style style:name="Table3.A" style:family="table-column">
      <style:table-column-properties style:column-width="1.4424in" style:rel-column-width="14837*"/>
    </style:style>
    <style:style style:name="Table3.B" style:family="table-column">
      <style:table-column-properties style:column-width="1.7618in" style:rel-column-width="18123*"/>
    </style:style>
    <style:style style:name="Table3.C" style:family="table-column">
      <style:table-column-properties style:column-width="3.1674in" style:rel-column-width="32575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715in" fo:margin-left="0.0111in" fo:margin-right="0.3097in" table:align="margins"/>
    </style:style>
    <style:style style:name="Table4.A" style:family="table-column">
      <style:table-column-properties style:column-width="1.4424in" style:rel-column-width="14837*"/>
    </style:style>
    <style:style style:name="Table4.B" style:family="table-column">
      <style:table-column-properties style:column-width="1.7618in" style:rel-column-width="18123*"/>
    </style:style>
    <style:style style:name="Table4.C" style:family="table-column">
      <style:table-column-properties style:column-width="3.1674in" style:rel-column-width="325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ext_20_body_20_indent">
      <style:text-properties style:language-asian="zh" style:country-asian="TW"/>
    </style:style>
    <style:style style:name="P3" style:family="paragraph" style:parent-style-name="Standard">
      <style:text-properties style:language-asian="zh" style:country-asian="TW"/>
    </style:style>
    <style:style style:name="P4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5" style:family="paragraph" style:parent-style-name="Heading_20_4">
      <style:text-properties style:language-asian="zh" style:country-asian="TW"/>
    </style:style>
    <style:style style:name="P6" style:family="paragraph" style:parent-style-name="Heading_20_4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libri" fo:font-size="12pt"/>
    </style:style>
    <style:style style:name="P9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/>
    </style:style>
    <style:style style:name="P11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2" style:family="paragraph" style:parent-style-name="Text_20_body_20_indent_20_2">
      <style:text-properties style:language-asian="zh" style:country-asian="TW"/>
    </style:style>
    <style:style style:name="P13" style:family="paragraph" style:parent-style-name="Text_20_body_20_indent_20_2">
      <style:text-properties fo:font-weight="normal" style:font-weight-asian="normal" style:font-weight-complex="normal"/>
    </style:style>
    <style:style style:name="P14" style:family="paragraph" style:parent-style-name="Heading_20_3">
      <style:text-properties style:language-asian="zh" style:country-asian="TW"/>
    </style:style>
    <style:style style:name="P15" style:family="paragraph" style:parent-style-name="Text_20_body">
      <style:paragraph-properties fo:margin-top="0in" fo:margin-bottom="0in" fo:text-align="start" style:justify-single-word="false"/>
      <style:text-properties fo:color="#000000" style:font-name="Calibri" fo:font-size="12pt"/>
    </style:style>
    <style:style style:name="P16" style:family="paragraph" style:parent-style-name="Text_20_body">
      <style:paragraph-properties fo:margin-top="0in" fo:margin-bottom="0in" fo:text-align="start" style:justify-single-word="false"/>
    </style:style>
    <style:style style:name="P17" style:family="paragraph" style:parent-style-name="Text_20_body_20_indent_20_2">
      <style:text-properties fo:font-weight="normal" style:font-weight-asian="normal" style:font-weight-complex="normal"/>
    </style:style>
    <style:style style:name="P18" style:family="paragraph" style:parent-style-name="Code_20_Indent_20_2">
      <style:text-properties style:font-name="Courier New1" fo:font-size="9pt" style:font-name-asian="Courier New1" style:font-size-asian="9pt" style:font-name-complex="Courier New1" style:font-size-complex="9pt"/>
    </style:style>
    <style:style style:name="T1" style:family="text">
      <style:text-properties style:language-asian="zh" style:country-asian="TW"/>
    </style:style>
    <style:style style:name="T2" style:family="text">
      <style:text-properties fo:color="#000000" style:font-name="Calibri" fo:font-size="12pt"/>
    </style:style>
    <style:style style:name="T3" style:family="text">
      <style:text-properties fo:color="#000000" style:font-name="Calibri" fo:font-size="12pt" style:font-size-asian="10pt" style:font-size-complex="10pt"/>
    </style:style>
    <style:style style:name="T4" style:family="text">
      <style:text-properties fo:color="#000000" fo:font-size="12pt"/>
    </style:style>
    <style:style style:name="T5" style:family="text">
      <style:text-properties fo:color="#000000" style:font-name="Calibri1" fo:font-size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ff" style:font-name="Calibri" fo:font-size="12pt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abbox – Vertical </text:h>
      <text:p text:style-name="Text_20_body"><draw:frame draw:style-name="fr1" draw:name="graphics1" text:anchor-type="paragraph" svg:width="4.3547in" svg:height="2.8665in" draw:z-index="0"><draw:image xlink:href="../images/tabbox-ver.png" xlink:type="simple" xlink:show="embed" xlink:actuate="onLoad" draw:filter-name="&lt;All formats&gt;"/></draw:frame></text:p>
      <text:p text:style-name="Text_20_body">The style of <text:span text:style-name="T1">vertical</text:span> tabbox include 4 parts, style of panel, tabs corner<text:span text:style-name="T1">, selected tab and non-selected tab.</text:span></text:p>
      <text:h text:style-name="Heading_20_3" text:outline-level="3">Style of Panel</text:h>
      <text:p text:style-name="Standard"><draw:frame draw:style-name="fr2" draw:name="graphics4" text:anchor-type="paragraph" svg:width="5.5028in" svg:height="2.9256in" draw:z-index="1"><draw:image xlink:href="../images/tabbox-ver-body.png" xlink:type="simple" xlink:show="embed" xlink:actuate="onLoad" draw:filter-name="&lt;All formats&gt;"/></draw:frame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CSS Definition</text:p>
          </table:table-cell>
          <table:table-cell table:style-name="Table1.A1" office:value-type="string">
            <text:p text:style-name="P10">Description</text:p>
          </table:table-cell>
          <table:table-cell table:style-name="Table1.C1" office:value-type="string">
            <text:p text:style-name="P10">Default Values</text:p>
          </table:table-cell>
        </table:table-row>
        <table:table-row>
          <table:table-cell table:style-name="Table1.A2" office:value-type="string">
            <text:p text:style-name="P7"><text:span text:style-name="Source_20_Text"><text:span text:style-name="T7">.</text:span></text:span><text:span text:style-name="Source_20_Text"><text:span text:style-name="T8">tabpanels_scalss</text:span></text:span></text:p>
          </table:table-cell>
          <table:table-cell table:style-name="Table1.A2" office:value-type="string">
            <text:p text:style-name="P9">the style of a tab panel</text:p>
          </table:table-cell>
          <table:table-cell table:style-name="Table1.C2" office:value-type="string">
            <text:p text:style-name="P11"><text:span text:style-name="Source_20_Text"><text:span text:style-name="T3">border-bottom:1px solid #5C6C7C;</text:span></text:span></text:p>
            <text:p text:style-name="P11"><text:span text:style-name="Source_20_Text"><text:span text:style-name="T3">border-right:1px solid #5C6C7C;</text:span></text:span></text:p>
            <text:p text:style-name="P11"><text:span text:style-name="Source_20_Text"><text:span text:style-name="T3">border-top:1px solid #5C6C7C;</text:span></text:span></text:p>
            <text:p text:style-name="P11"><text:span text:style-name="Source_20_Text"><text:span text:style-name="T3">padding:5px;</text:span></text:span></text:p>
            <text:p text:style-name="Standard"><text:span text:style-name="Source_20_Text"><text:span text:style-name="T6"/></text:span></text:p>
          </table:table-cell>
        </table:table-row>
      </table:table>
      <text:p text:style-name="Standard"/>
      <text:h text:style-name="P14" text:outline-level="3">Style of Tabs Corner</text:h>
      <text:p text:style-name="Standard"><draw:frame draw:style-name="fr1" draw:name="graphics2" text:anchor-type="paragraph" svg:width="3.2717in" svg:height="4.3547in" draw:z-index="2"><draw:image xlink:href="../images/tabbox-ver-corner.png" xlink:type="simple" xlink:show="embed" xlink:actuate="onLoad" draw:filter-name="&lt;All formats&gt;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CSS Definition</text:p>
          </table:table-cell>
          <table:table-cell table:style-name="Table2.A1" office:value-type="string">
            <text:p text:style-name="P10">Description</text:p>
          </table:table-cell>
          <table:table-cell table:style-name="Table2.C1" office:value-type="string">
            <text:p text:style-name="P10">Default Values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sclass</text:span></text:span></text:p>
            <text:p text:style-name="P7"><text:span text:style-name="Source_20_Text"><text:span text:style-name="T5">.tab-v3d-first1 </text:span></text:span></text:p>
          </table:table-cell>
          <table:table-cell table:style-name="Table2.A2" office:value-type="string">
            <text:p text:style-name="P9">The top corner</text:p>
          </table:table-cell>
          <table:table-cell table:style-name="Table2.C2" office:value-type="string">
            <text:p text:style-name="P11"><text:span text:style-name="Source_20_Text"><text:span text:style-name="T3">background-image:url(/zkdemo/zkau/web/zul/img/tab/v3d-first1.gif);</text:span></text:span></text:p>
            <text:p text:style-name="P11"><text:span text:style-name="Source_20_Text"><text:span text:style-name="T3">height:1px;</text:span></text:span></text:p>
            <text:p text:style-name="P11"><text:span text:style-name="Source_20_Text"><text:span text:style-name="T3">width:3px;</text:span></text:span>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class</text:span></text:span></text:p>
            <text:p text:style-name="P7"><text:span text:style-name="T2">.tab-v3d-first2</text:span> </text:p>
          </table:table-cell>
          <table:table-cell table:style-name="Table2.A2" office:value-type="string">
            <text:p text:style-name="P7">The line of top corner</text:p>
          </table:table-cell>
          <table:table-cell table:style-name="Table2.C2" office:value-type="string">
            <text:p text:style-name="P11">background-image:url(/zkdemo/zkau/web/zul/img/tab/v3d-first2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class</text:span></text:span></text:p>
            <text:p text:style-name="P8">.tab-v3d-last1 </text:p>
          </table:table-cell>
          <table:table-cell table:style-name="Table2.A2" office:value-type="string">
            <text:p text:style-name="P7">The line of right corner</text:p>
          </table:table-cell>
          <table:table-cell table:style-name="Table2.C2" office:value-type="string">
            <text:p text:style-name="P11">background-image:url(/zkdemo/zkau/web/zul/img/tab/v3d-last1.gif);</text:p>
            <text:p text:style-name="P11">height:3px;</text:p>
            <text:p text:style-name="P11">width:3px;</text:p>
          </table:table-cell>
        </table:table-row>
        <table:table-row>
          <table:table-cell table:style-name="Table2.A2" office:value-type="string">
            <text:p text:style-name="P7"><text:span text:style-name="Source_20_Text"><text:span text:style-name="T4">.</text:span></text:span><text:span text:style-name="Source_20_Text"><text:span text:style-name="T8">tabs_class</text:span></text:span></text:p>
            <text:p text:style-name="P8">.tab-v3d-last2 </text:p>
          </table:table-cell>
          <table:table-cell table:style-name="Table2.A2" office:value-type="string">
            <text:p text:style-name="P7">The right corner</text:p>
          </table:table-cell>
          <table:table-cell table:style-name="Table2.C2" office:value-type="string">
            <text:p text:style-name="P16">background-image:url(/zkdemo/zkau/web/zul/img/tab/v3d-last2.gif);</text:p>
            <text:p text:style-name="P16">height:1px;</text:p>
            <text:p text:style-name="P16">width:3px;</text:p>
          </table:table-cell>
        </table:table-row>
      </table:table>
      <text:p text:style-name="P3"/>
      <text:h text:style-name="P14" text:outline-level="3"><draw:frame draw:style-name="fr1" draw:name="graphics5" text:anchor-type="paragraph" svg:width="5.8189in" svg:height="2.9307in" draw:z-index="3"><draw:image xlink:href="../images/tabbox-ver-tab-sel.png" xlink:type="simple" xlink:show="embed" xlink:actuate="onLoad" draw:filter-name="&lt;All formats&gt;"/></draw:frame>Style of Selected Tab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>CSS Definition</text:p>
          </table:table-cell>
          <table:table-cell table:style-name="Table3.A1" office:value-type="string">
            <text:p text:style-name="P10">Description</text:p>
          </table:table-cell>
          <table:table-cell table:style-name="Table3.C1" office:value-type="string">
            <text:p text:style-name="P10">Default Values</text:p>
          </table:table-cell>
        </table:table-row>
        <table:table-row>
          <table:table-cell table:style-name="Table3.A2" office:value-type="string">
            <text:p text:style-name="P7"><text:span text:style-name="Source_20_Text">.</text:span><text:span text:style-name="Source_20_Text"><text:span text:style-name="T2">tab-v3d-tl-sel </text:span></text:span></text:p>
          </table:table-cell>
          <table:table-cell table:style-name="Table3.A2" office:value-type="string">
            <text:p text:style-name="P7">Top-left corner<text:span text:style-name="T1"> of a selected tab</text:span></text:p>
          </table:table-cell>
          <table:table-cell table:style-name="Table3.C2" office:value-type="string">
            <text:p text:style-name="P11"><text:span text:style-name="Source_20_Text"><text:span text:style-name="T3">background-image:url(/zkdemo/zkau/web/zul/img/tab/v3d-tl-sel.gif);</text:span></text:span></text:p>
            <text:p text:style-name="P11"><text:span text:style-name="Source_20_Text"><text:span text:style-name="T3">height:5px;</text:span></text:span></text:p>
            <text:p text:style-name="P11"><text:span text:style-name="Source_20_Text"><text:span text:style-name="T3">width:5px;</text:span></text:span></text:p>
          </table:table-cell>
        </table:table-row>
        <table:table-row>
          <table:table-cell table:style-name="Table3.A2" office:value-type="string">
            <text:p text:style-name="P7"><text:span text:style-name="T2">.tab-v3d-tm-sel</text:span> </text:p>
          </table:table-cell>
          <table:table-cell table:style-name="Table3.A2" office:value-type="string">
            <text:p text:style-name="P7">Top-middle line<text:span text:style-name="T1"> of a selected tab</text:span></text:p>
          </table:table-cell>
          <table:table-cell table:style-name="Table3.C2" office:value-type="string">
            <text:p text:style-name="P11">background-image:url(/zkdemo/zkau/web/zul/img/tab/v3d-tm-sel.gif);</text:p>
            <text:p text:style-name="P11">height:5px;</text:p>
          </table:table-cell>
        </table:table-row>
        <table:table-row>
          <table:table-cell table:style-name="Table3.A2" office:value-type="string">
            <text:p text:style-name="P7"><text:span text:style-name="T2">.tab-v3d-tr-sel</text:span> </text:p>
          </table:table-cell>
          <table:table-cell table:style-name="Table3.A2" office:value-type="string">
            <text:p text:style-name="P7">Top-right corner<text:span text:style-name="T1"> of a selected tab</text:span></text:p>
          </table:table-cell>
          <table:table-cell table:style-name="Table3.C2" office:value-type="string">
            <text:p text:style-name="P11">background-image:url(/zkdemo/zkau/web/zul/img/tab/v3d-tr-sel.gif);</text:p>
            <text:p text:style-name="P11">height:5px;</text:p>
            <text:p text:style-name="P11">width:3px;</text:p>
          </table:table-cell>
        </table:table-row>
        <table:table-row>
          <table:table-cell table:style-name="Table3.A2" office:value-type="string">
            <text:p text:style-name="P7">.<text:span text:style-name="T2">tab-v3d-ml-sel</text:span> </text:p>
          </table:table-cell>
          <table:table-cell table:style-name="Table3.A2" office:value-type="string">
            <text:p text:style-name="P7">Middle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v3d-ml-sel.gif);</text:p>
            <text:p text:style-name="P11">width:5px;</text:p>
          </table:table-cell>
        </table:table-row>
        <table:table-row>
          <table:table-cell table:style-name="Table3.A2" office:value-type="string">
            <text:p text:style-name="P7"><text:span text:style-name="T2">.tab-v3d-mm-sel</text:span> </text:p>
          </table:table-cell>
          <table:table-cell table:style-name="Table3.A2" office:value-type="string">
            <text:p text:style-name="P9">Middle-middle <text:s/>of a selected tab</text:p>
          </table:table-cell>
          <table:table-cell table:style-name="Table3.C2" office:value-type="string">
            <text:p text:style-name="P11">background-image:url(/zkdemo/zkau/web/zul/img/tab/v3d-mm-sel.gif);</text:p>
          </table:table-cell>
        </table:table-row>
        <table:table-row>
          <table:table-cell table:style-name="Table3.A2" office:value-type="string">
            <text:p text:style-name="P7"><text:span text:style-name="T2">.tab-v3d-mr-sel</text:span> </text:p>
          </table:table-cell>
          <table:table-cell table:style-name="Table3.A2" office:value-type="string">
            <text:p text:style-name="P7">Middle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v3d-mr-sel.gif);</text:p>
            <text:p text:style-name="P11">width:3px;</text:p>
          </table:table-cell>
        </table:table-row>
        <table:table-row>
          <table:table-cell table:style-name="Table3.A2" office:value-type="string">
            <text:p text:style-name="P8">.tab-v3d-bl-sel </text:p>
          </table:table-cell>
          <table:table-cell table:style-name="Table3.A2" office:value-type="string">
            <text:p text:style-name="P7">bottom-lef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v3d-bl-sel.gif);</text:p>
            <text:p text:style-name="P11">height:5px;</text:p>
            <text:p text:style-name="P11">width:5px;</text:p>
          </table:table-cell>
        </table:table-row>
        <table:table-row>
          <table:table-cell table:style-name="Table3.A2" office:value-type="string">
            <text:p text:style-name="P8">.tab-v3d-bm-sel </text:p>
          </table:table-cell>
          <table:table-cell table:style-name="Table3.A2" office:value-type="string">
            <text:p text:style-name="P7">bottom-middle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v3d-bm-sel.gif);</text:p>
            <text:p text:style-name="P11">height:5px;</text:p>
          </table:table-cell>
        </table:table-row>
        <table:table-row>
          <table:table-cell table:style-name="Table3.A2" office:value-type="string">
            <text:p text:style-name="P7"><text:span text:style-name="T2">.tab-v3d-br-sel</text:span> </text:p>
          </table:table-cell>
          <table:table-cell table:style-name="Table3.A2" office:value-type="string">
            <text:p text:style-name="P7">bottom-right <text:span text:style-name="T1"><text:s/>of a selected tab</text:span></text:p>
          </table:table-cell>
          <table:table-cell table:style-name="Table3.C2" office:value-type="string">
            <text:p text:style-name="P11">background-image:url(/zkdemo/zkau/web/zul/img/tab/v3d-br-sel.gif);</text:p>
            <text:p text:style-name="P11">height:5px;</text:p>
            <text:p text:style-name="P11">width:3px;</text:p>
          </table:table-cell>
        </table:table-row>
      </table:table>
      <text:p text:style-name="P3"/>
      <text:h text:style-name="P14" text:outline-level="3">Style of Non-Selected Tab</text:h>
      <text:p text:style-name="P2"><draw:frame draw:style-name="fr1" draw:name="graphics6" text:anchor-type="paragraph" svg:width="5.5874in" svg:height="2.9717in" draw:z-index="4"><draw:image xlink:href="../images/tabbox-ver-tab-dissel.png" xlink:type="simple" xlink:show="embed" xlink:actuate="onLoad" draw:filter-name="&lt;All formats&gt;"/></draw:frame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CSS Definition</text:p>
          </table:table-cell>
          <table:table-cell table:style-name="Table4.A1" office:value-type="string">
            <text:p text:style-name="P10">Description</text:p>
          </table:table-cell>
          <table:table-cell table:style-name="Table4.C1" office:value-type="string">
            <text:p text:style-name="P10">Default Values</text:p>
          </table:table-cell>
        </table:table-row>
        <table:table-row>
          <table:table-cell table:style-name="Table4.A2" office:value-type="string">
            <text:p text:style-name="P7"><text:span text:style-name="Source_20_Text">.</text:span><text:span text:style-name="Source_20_Text"><text:span text:style-name="T2">tab-v3d-tl-uns </text:span></text:span></text:p>
          </table:table-cell>
          <table:table-cell table:style-name="Table4.A2" office:value-type="string">
            <text:p text:style-name="P7">Top-left corner<text:span text:style-name="T1"> of a non-selected tab</text:span></text:p>
          </table:table-cell>
          <table:table-cell table:style-name="Table4.C2" office:value-type="string">
            <text:p text:style-name="P11"><text:span text:style-name="Source_20_Text"><text:span text:style-name="T3">background-image:url(/zkdemo/zkau/web/zul/img/tab/v3d-tl-uns.gif);</text:span></text:span></text:p>
            <text:p text:style-name="P11"><text:span text:style-name="Source_20_Text"><text:span text:style-name="T3">height:5px;</text:span></text:span></text:p>
            <text:p text:style-name="P11"><text:span text:style-name="Source_20_Text"><text:span text:style-name="T3">width:5px;</text:span></text:span></text:p>
          </table:table-cell>
        </table:table-row>
        <table:table-row>
          <table:table-cell table:style-name="Table4.A2" office:value-type="string">
            <text:p text:style-name="P7"><text:span text:style-name="T2">.tab-v3d-tm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7">Top-middle line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v3d-tm-uns.gif);</text:p>
            <text:p text:style-name="P11">height:5px;</text:p>
          </table:table-cell>
        </table:table-row>
        <table:table-row>
          <table:table-cell table:style-name="Table4.A2" office:value-type="string">
            <text:p text:style-name="P7"><text:span text:style-name="T2">.tab-v3d-tr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7">Top-right corner<text:span text:style-name="T1"> of a non-selected tab</text:span></text:p>
          </table:table-cell>
          <table:table-cell table:style-name="Table4.C2" office:value-type="string">
            <text:p text:style-name="P11">background-image:url(/zkdemo/zkau/web/zul/img/tab/v3d-tr-uns.gif);</text:p>
            <text:p text:style-name="P11">height:5px;</text:p>
            <text:p text:style-name="P11">width:3px;</text:p>
          </table:table-cell>
        </table:table-row>
        <table:table-row>
          <table:table-cell table:style-name="Table4.A2" office:value-type="string">
            <text:p text:style-name="P7">.<text:span text:style-name="T2">tab-v3d-ml-</text:span><text:span text:style-name="Source_20_Text"><text:span text:style-name="T2">uns</text:span></text:span> </text:p>
          </table:table-cell>
          <table:table-cell table:style-name="Table4.A2" office:value-type="string">
            <text:p text:style-name="P7">Middle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v3d-ml-uns.gif);</text:p>
            <text:p text:style-name="P11">width:5px;</text:p>
          </table:table-cell>
        </table:table-row>
        <table:table-row>
          <table:table-cell table:style-name="Table4.A2" office:value-type="string">
            <text:p text:style-name="P7"><text:span text:style-name="T2">.tab-v3d-mm-uns</text:span> </text:p>
          </table:table-cell>
          <table:table-cell table:style-name="Table4.A2" office:value-type="string">
            <text:p text:style-name="P9">Middle-middle <text:s/>of a non-selected tab</text:p>
          </table:table-cell>
          <table:table-cell table:style-name="Table4.C2" office:value-type="string">
            <text:p text:style-name="P11">background-image:url(/zkdemo/zkau/web/zul/img/tab/v3d-mm-uns.gif);</text:p>
          </table:table-cell>
        </table:table-row>
        <table:table-row>
          <table:table-cell table:style-name="Table4.A2" office:value-type="string">
            <text:p text:style-name="P8">.tab-v3d-mr-uns</text:p>
          </table:table-cell>
          <table:table-cell table:style-name="Table4.A2" office:value-type="string">
            <text:p text:style-name="P7">Middle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v3d-mr-uns.gif);</text:p>
            <text:p text:style-name="P11">width:3px;</text:p>
          </table:table-cell>
        </table:table-row>
        <table:table-row>
          <table:table-cell table:style-name="Table4.A2" office:value-type="string">
            <text:p text:style-name="P8">.tab-v3d-bl-uns</text:p>
          </table:table-cell>
          <table:table-cell table:style-name="Table4.A2" office:value-type="string">
            <text:p text:style-name="P7">bottom-lef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v3d-bl-uns.gif);</text:p>
            <text:p text:style-name="P11">height:5px;</text:p>
            <text:p text:style-name="P11">width:5px;</text:p>
          </table:table-cell>
        </table:table-row>
        <table:table-row>
          <table:table-cell table:style-name="Table4.A2" office:value-type="string">
            <text:p text:style-name="P8">.tab-v3d-bm-uns</text:p>
          </table:table-cell>
          <table:table-cell table:style-name="Table4.A2" office:value-type="string">
            <text:p text:style-name="P7">bottom-middle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v3d-bm-uns.gif);</text:p>
            <text:p text:style-name="P11">height:5px;</text:p>
          </table:table-cell>
        </table:table-row>
        <table:table-row>
          <table:table-cell table:style-name="Table4.A2" office:value-type="string">
            <text:p text:style-name="P8">.tab-v3d-br-uns</text:p>
          </table:table-cell>
          <table:table-cell table:style-name="Table4.A2" office:value-type="string">
            <text:p text:style-name="P7">bottom-right <text:span text:style-name="T1"><text:s/>of a non-selected tab</text:span></text:p>
          </table:table-cell>
          <table:table-cell table:style-name="Table4.C2" office:value-type="string">
            <text:p text:style-name="P11">background-image:url(/zkdemo/zkau/web/zul/img/tab/v3d-br-uns.gif);</text:p>
            <text:p text:style-name="P11">height:5px;</text:p>
            <text:p text:style-name="P11">width:3px;</text:p>
          </table:table-cell>
        </table:table-row>
      </table:table>
      <text:p text:style-name="P3"/>
      <text:p text:style-name="Heading_20_4">Customize the panel style</text:p>
      <text:p text:style-name="Text_20_body_20_indent_20_2"><draw:frame draw:style-name="fr1" draw:name="graphics3" text:anchor-type="paragraph" svg:width="4.4693in" svg:height="2.3957in" draw:z-index="5"><draw:image xlink:href="../images/tabbox-ver-body-1.png" xlink:type="simple" xlink:show="embed" xlink:actuate="onLoad" draw:filter-name="&lt;All formats&gt;"/></draw:frame></text:p>
      <text:p text:style-name="Text_20_body_20_indent_20_2">The way to customize the bac<text:span text:style-name="T1">kground and border of a vertical tabbox</text:span> is dec<text:span text:style-name="T1">laring</text:span> the style as following.</text:p>
      <text:p text:style-name="Text_20_body_20_indent_20_2">1.include style and assign sclass of tabpanels</text:p>
      <text:p text:style-name="Code_20_Indent_20_2">&lt;style src="~./mytab.css.dsp"/&gt;</text:p>
      <text:p text:style-name="Code_20_Indent_20_2">&lt;tabbox width="400px" orient="vertical"&gt;</text:p>
      <text:p text:style-name="Code_20_Indent_20_2"><text:tab/>&lt;tabs width="50px"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sclass="mytp" height="2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6">2.Add mytab.css.dsp in class path/web/</text:p>
      <text:p text:style-name="Code_20_Indent_20_2">&lt;%@ page contentType="text/css;charset=UTF-8" %&gt;</text:p>
      <text:p text:style-name="Code_20_Indent_20_2">&lt;%@ taglib uri="http://www.zkoss.org/dsp/web/core" prefix="c" %&gt;</text:p>
      <text:p text:style-name="Code_20_Indent_20_2"><text:span text:style-name="T9">.mytp </text:span>{</text:p>
      <text:p text:style-name="Code_20_Indent_20_2"><text:s text:c="2"/>background-color:#FFEEB6;</text:p>
      <text:p text:style-name="Code_20_Indent_20_2"><text:s text:c="2"/>border-top:1px solid #FFBB47;</text:p>
      <text:p text:style-name="Code_20_Indent_20_2"><text:s text:c="2"/>border-bottom:1px solid #FFBB47;</text:p>
      <text:p text:style-name="Code_20_Indent_20_2"><text:s text:c="2"/>border-right:3px solid #FFBB47;</text:p>
      <text:p text:style-name="Code_20_Indent_20_2">}<text:tab/></text:p>
      <text:p text:style-name="P13"/>
      <text:p text:style-name="Heading_20_4">Customize the corner<text:span text:style-name="T1"> style</text:span></text:p>
      <text:p text:style-name="Text_20_body_20_indent_20_2"><draw:frame draw:style-name="fr1" draw:name="graphics7" text:anchor-type="paragraph" svg:width="4.4484in" svg:height="2.3228in" draw:z-index="6"><draw:image xlink:href="../images/tabbox-ver-corner-1.png" xlink:type="simple" xlink:show="embed" xlink:actuate="onLoad" draw:filter-name="&lt;All formats&gt;"/></draw:frame></text:p>
      <text:p text:style-name="Text_20_body_20_indent_20_2">The way to customize the tabs corner<text:span text:style-name="T1"> of vertical tabbox</text:span> is dec<text:span text:style-name="T1">laring</text:span> the style as following.</text:p>
      <text:p text:style-name="Text_20_body_20_indent_20_2">1.assign sclass of tabs</text:p>
      <text:p text:style-name="Code_20_Indent_20_2">&lt;style src="~./mytab.css.dsp"/&gt;</text:p>
      <text:p text:style-name="Code_20_Indent_20_2">&lt;tabbox width="400px" orient="vertical"&gt;</text:p>
      <text:p text:style-name="Code_20_Indent_20_2"><text:tab/>&lt;tabs width="50px" sclass="mytabs"&gt;</text:p>
      <text:p text:style-name="Code_20_Indent_20_2"><text:tab/><text:tab/>&lt;tab label="Tab 1" /&gt;</text:p>
      <text:p text:style-name="Code_20_Indent_20_2"><text:tab/><text:tab/>&lt;tab label="Tab 2" /&gt;</text:p>
      <text:p text:style-name="Code_20_Indent_20_2"><text:tab/>&lt;/tabs&gt;</text:p>
      <text:p text:style-name="Code_20_Indent_20_2"><text:tab/>&lt;tabpanels sclass="mytp" height="200px"&gt;</text:p>
      <text:p text:style-name="Code_20_Indent_20_2"><text:tab/><text:tab/>&lt;tabpanel &gt;This is panel 1&lt;/tabpanel&gt;</text:p>
      <text:p text:style-name="Code_20_Indent_20_2"><text:tab/><text:tab/>&lt;tabpanel &gt;This is panel 2 The second panel&lt;/tabpanel&gt;</text:p>
      <text:p text:style-name="Code_20_Indent_20_2"><text:tab/>&lt;/tabpanels&gt;</text:p>
      <text:p text:style-name="Code_20_Indent_20_2">&lt;/tabbox&gt;</text:p>
      <text:p text:style-name="P6">2.append customized css into mytab.css.dsp in class path/web/</text:p>
      <text:p text:style-name="Code_20_Indent_20_2"><text:span text:style-name="T9">.mytabs</text:span> .tab-v3d-first1{</text:p>
      <text:p text:style-name="Code_20_Indent_20_2"><text:tab/>background-image:url(${c:encodeURL('/tabbox-ver/mytab-first1.gif')});</text:p>
      <text:p text:style-name="Code_20_Indent_20_2"><text:tab/>height:2px;</text:p>
      <text:p text:style-name="Code_20_Indent_20_2"><text:tab/>width:6px;</text:p>
      <text:p text:style-name="Code_20_Indent_20_2">}</text:p>
      <text:p text:style-name="Code_20_Indent_20_2"><text:span text:style-name="T9">.mytabs</text:span> .tab-v3d-first2{</text:p>
      <text:p text:style-name="Code_20_Indent_20_2"><text:tab/>background-image:url(${c:encodeURL('/tabbox-ver/mytab-first2.gif')});</text:p>
      <text:p text:style-name="Code_20_Indent_20_2"><text:tab/>height:1px;</text:p>
      <text:p text:style-name="Code_20_Indent_20_2"><text:tab/>width:6px;</text:p>
      <text:p text:style-name="Code_20_Indent_20_2">}</text:p>
      <text:p text:style-name="Code_20_Indent_20_2"><text:span text:style-name="T9">.mytabs</text:span> .tab-v3d-last1{</text:p>
      <text:p text:style-name="Code_20_Indent_20_2"><text:tab/>background-image:url(${c:encodeURL('/tabbox-ver/mytab-last1.gif')});</text:p>
      <text:p text:style-name="Code_20_Indent_20_2"><text:tab/>height:1px;</text:p>
      <text:p text:style-name="Code_20_Indent_20_2"><text:tab/>width:6px;</text:p>
      <text:p text:style-name="Code_20_Indent_20_2">}<text:tab/></text:p>
      <text:p text:style-name="Code_20_Indent_20_2"><text:span text:style-name="T9">.mytabs</text:span> .tab-v3d-last2{</text:p>
      <text:p text:style-name="Code_20_Indent_20_2"><text:tab/>background-image:url(${c:encodeURL('/tabbox-ver/mytab-last2.gif')});</text:p>
      <text:p text:style-name="Code_20_Indent_20_2"><text:tab/>height:2px;</text:p>
      <text:p text:style-name="Code_20_Indent_20_2"><text:tab/>width:6px;</text:p>
      <text:p text:style-name="Code_20_Indent_20_2">}</text:p>
      <text:p text:style-name="P12">3.Design the image files of above style (mytab-first1.gif, mytab-first2.gif, mytab-last1.gif, mytab-last2.gif). And put these files in the application folder(ex, /tabbox-ver. It depends on you design)</text:p>
      <text:p text:style-name="Heading_20_4">Customize the selected tab style</text:p>
      <text:p text:style-name="P13"><draw:frame draw:style-name="fr1" draw:name="graphics8" text:anchor-type="paragraph" svg:width="4.5008in" svg:height="2.5835in" draw:z-index="7"><draw:image xlink:href="../images/tabbox-ver-tab-sel-1.png" xlink:type="simple" xlink:show="embed" xlink:actuate="onLoad" draw:filter-name="&lt;All formats&gt;"/></draw:frame></text:p>
      <text:p text:style-name="P13">The way to customize the selected<text:span text:style-name="T1"> of vertical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P18"><text:span text:style-name="T9">.mytabs</text:span> .tab-v3d-tl-sel{</text:p>
      <text:p text:style-name="P18"><text:tab/>background-image : url(${c:encodeURL('/tabbox-ver/mytab-tl-sel.gif')});</text:p>
      <text:p text:style-name="P18"><text:tab/>height:5px;</text:p>
      <text:p text:style-name="P18"><text:tab/>width:5px;</text:p>
      <text:p text:style-name="P18">} </text:p>
      <text:p text:style-name="P18"><text:span text:style-name="T9">.mytabs</text:span> .tab-v3d-tm-sel{</text:p>
      <text:p text:style-name="P18"><text:tab/>background-image : url(${c:encodeURL('/tabbox-ver/mytab-tm-sel.gif')});</text:p>
      <text:p text:style-name="P18"><text:tab/>height:5px;</text:p>
      <text:p text:style-name="P18">} </text:p>
      <text:p text:style-name="P18"><text:span text:style-name="T9">.mytabs</text:span> .tab-v3d-tr-sel{</text:p>
      <text:p text:style-name="P18"><text:tab/>background-image : url(${c:encodeURL('/tabbox-ver/mytab-tr-sel.gif')});</text:p>
      <text:p text:style-name="P18"><text:tab/>height:5px;</text:p>
      <text:p text:style-name="P18"><text:tab/>width:6px;</text:p>
      <text:p text:style-name="P18">} </text:p>
      <text:p text:style-name="P18"><text:span text:style-name="T9">.mytabs</text:span> .tab-v3d-ml-sel{</text:p>
      <text:p text:style-name="P18"><text:tab/>background-image : url(${c:encodeURL('/tabbox-ver/mytab-ml-sel.gif')});</text:p>
      <text:p text:style-name="P18"><text:tab/>width:5px;</text:p>
      <text:p text:style-name="P18">} </text:p>
      <text:p text:style-name="P18"><text:span text:style-name="T9">.mytabs</text:span> .tab-v3d-mm-sel{</text:p>
      <text:p text:style-name="P18"><text:tab/>background-image : url(${c:encodeURL('/tabbox-ver/mytab-mm-sel.gif')});</text:p>
      <text:p text:style-name="P18">} </text:p>
      <text:p text:style-name="P18"><text:span text:style-name="T9">.mytabs</text:span> .tab-v3d-mr-sel{</text:p>
      <text:p text:style-name="P18"><text:tab/>background-image : url(${c:encodeURL('/tabbox-ver/mytab-mr-sel.gif')});</text:p>
      <text:p text:style-name="P18"><text:tab/>width:6px;</text:p>
      <text:p text:style-name="P18">} <text:tab/></text:p>
      <text:p text:style-name="P18"><text:span text:style-name="T9">.mytabs</text:span> .tab-v3d-bl-sel{</text:p>
      <text:p text:style-name="P18"><text:tab/>background-image : url(${c:encodeURL('/tabbox-ver/mytab-bl-sel.gif')});</text:p>
      <text:p text:style-name="P18"><text:tab/>height:5px;</text:p>
      <text:p text:style-name="P18"><text:tab/>width:5px;</text:p>
      <text:p text:style-name="P18">} </text:p>
      <text:p text:style-name="P18"><text:span text:style-name="T9">.mytabs</text:span> .tab-v3d-bm-sel{</text:p>
      <text:p text:style-name="P18"><text:tab/>background-image : url(${c:encodeURL('/tabbox-ver/mytab-bm-sel.gif')});</text:p>
      <text:p text:style-name="P18"><text:tab/>height:5px;</text:p>
      <text:p text:style-name="P18">} </text:p>
      <text:p text:style-name="P18"><text:span text:style-name="T9">.mytabs</text:span> .tab-v3d-br-sel{</text:p>
      <text:p text:style-name="P18"><text:tab/>background-image : url(${c:encodeURL('/tabbox-ver/mytab-br-sel.gif')});</text:p>
      <text:p text:style-name="P18"><text:tab/>height:5px;</text:p>
      <text:p text:style-name="P18"><text:tab/>width:6px;</text:p>
      <text:p text:style-name="P18">} </text:p>
      <text:p text:style-name="P12">2.Design the image files of above style. And put these files in the application folder(ex, /tabbox-ver. It depends on you design)</text:p>
      <text:p text:style-name="Heading_20_4">Customize the non-selected tab style</text:p>
      <text:p text:style-name="P13"><draw:frame draw:style-name="fr1" draw:name="graphics9" text:anchor-type="paragraph" svg:width="4.4484in" svg:height="2.3335in" draw:z-index="8"><draw:image xlink:href="../images/tabbox-ver-tab-dissel-1.png" xlink:type="simple" xlink:show="embed" xlink:actuate="onLoad" draw:filter-name="&lt;All formats&gt;"/></draw:frame></text:p>
      <text:p text:style-name="P13">The way to customize the non-selected<text:span text:style-name="T1"> of Tabbox</text:span> is dec<text:span text:style-name="T1">laring</text:span> the style as following.</text:p>
      <text:p text:style-name="P6">1.append customized css into mytab.css.dsp in class path/web/</text:p>
      <text:p text:style-name="Standard"/>
      <text:p text:style-name="P4"/>
      <text:p text:style-name="P18"><text:span text:style-name="T9">.mytabs</text:span> .tab-v3d-tl-uns{</text:p>
      <text:p text:style-name="P18"><text:tab/>background-image : url(${c:encodeURL('/tabbox-ver/mytab-tl-uns.gif')});</text:p>
      <text:p text:style-name="P18"><text:tab/>height:5px;</text:p>
      <text:p text:style-name="P18"><text:tab/>width:5px;</text:p>
      <text:p text:style-name="P18">} </text:p>
      <text:p text:style-name="P18"><text:span text:style-name="T9">.mytabs</text:span> .tab-v3d-tm-uns{</text:p>
      <text:p text:style-name="P18"><text:tab/>background-image : url(${c:encodeURL('/tabbox-ver/mytab-tm-uns.gif')});</text:p>
      <text:p text:style-name="P18"><text:tab/>width:5px;</text:p>
      <text:p text:style-name="P18">} </text:p>
      <text:p text:style-name="P18"><text:span text:style-name="T9">.mytabs</text:span> .tab-v3d-tr-uns{</text:p>
      <text:p text:style-name="P18"><text:tab/>background-image : url(${c:encodeURL('/tabbox-ver/mytab-tr-uns.gif')});</text:p>
      <text:p text:style-name="P18"><text:tab/>height:5px;</text:p>
      <text:p text:style-name="P18"><text:tab/>width:6px;<text:tab/></text:p>
      <text:p text:style-name="P18">} </text:p>
      <text:p text:style-name="P18"><text:span text:style-name="T9">.mytabs</text:span> .tab-v3d-ml-uns{</text:p>
      <text:p text:style-name="P18"><text:tab/>background-image : url(${c:encodeURL('/tabbox-ver/mytab-ml-uns.gif')});</text:p>
      <text:p text:style-name="P18"><text:tab/>width:5px;</text:p>
      <text:p text:style-name="P18">} </text:p>
      <text:p text:style-name="P18"><text:span text:style-name="T9">.mytabs</text:span> .tab-v3d-mm-uns{</text:p>
      <text:p text:style-name="P18"><text:tab/>background-image : url(${c:encodeURL('/tabbox-ver/mytab-mm-uns.gif')});</text:p>
      <text:p text:style-name="P18">} </text:p>
      <text:p text:style-name="P18"><text:span text:style-name="T9">.mytabs</text:span> .tab-v3d-mr-uns{</text:p>
      <text:p text:style-name="P18"><text:tab/>background-image : url(${c:encodeURL('/tabbox-ver/mytab-mr-uns.gif')});</text:p>
      <text:p text:style-name="P18"><text:tab/>width:6px;</text:p>
      <text:p text:style-name="P18">} <text:tab/></text:p>
      <text:p text:style-name="P18"><text:span text:style-name="T9">.mytabs</text:span> .tab-v3d-bl-uns{</text:p>
      <text:p text:style-name="P18"><text:tab/>background-image : url(${c:encodeURL('/tabbox-ver/mytab-bl-uns.gif')});</text:p>
      <text:p text:style-name="P18"><text:tab/>height:5px;</text:p>
      <text:p text:style-name="P18"><text:tab/>width:5px;</text:p>
      <text:p text:style-name="P18">} </text:p>
      <text:p text:style-name="P18"><text:span text:style-name="T9">.mytabs</text:span> .tab-v3d-bm-uns{</text:p>
      <text:p text:style-name="P18"><text:tab/>background-image : url(${c:encodeURL('/tabbox-ver/mytab-bm-uns.gif')});</text:p>
      <text:p text:style-name="P18"><text:tab/>height:5px;</text:p>
      <text:p text:style-name="P18">} </text:p>
      <text:p text:style-name="P18"><text:span text:style-name="T9">.mytabs</text:span> .tab-v3d-br-uns{</text:p>
      <text:p text:style-name="P18"><text:tab/>background-image : url(${c:encodeURL('/tabbox-ver/mytab-br-uns.gif')});</text:p>
      <text:p text:style-name="P18"><text:tab/>height:5px;</text:p>
      <text:p text:style-name="P18"><text:tab/>width:6px;</text:p>
      <text:p text:style-name="P18">}</text:p>
      <text:p text:style-name="P12">3.Design the image files of above style. And put these files in the application folder(ex, /tabbox-ver. It depends on you design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alibri" svg:font-family="Calibri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1T17:23:55</dc:date>
    <dc:language>en-US</dc:language>
    <meta:editing-cycles>47</meta:editing-cycles>
    <meta:editing-duration>PT12H59M18S</meta:editing-duration>
    <meta:user-defined meta:name="Info 1"/>
    <meta:user-defined meta:name="Info 2"/>
    <meta:user-defined meta:name="Info 3"/>
    <meta:user-defined meta:name="Info 4"/>
    <meta:document-statistic meta:table-count="4" meta:image-count="9" meta:object-count="0" meta:page-count="10" meta:paragraph-count="271" meta:word-count="1369" meta:character-count="7983"/>
  </office:meta>
</office:document-meta>
</file>